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7200000898BA6AB10D556F80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Century Gothic1" svg:font-family="'Century Gothic'" style:font-adornments="Normal" style:font-family-generic="swiss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cb45" officeooo:paragraph-rsid="0012cb45"/>
    </style:style>
    <style:style style:name="P2" style:family="paragraph" style:parent-style-name="Footer">
      <style:paragraph-properties fo:text-align="end" style:justify-single-word="false"/>
      <style:text-properties style:font-name="Century Gothic" officeooo:paragraph-rsid="0012cb45"/>
    </style:style>
    <style:style style:name="P3" style:family="paragraph" style:parent-style-name="Standard">
      <style:paragraph-properties fo:break-before="page"/>
      <style:text-properties officeooo:paragraph-rsid="0012cb45"/>
    </style:style>
    <style:style style:name="P4" style:family="paragraph" style:parent-style-name="Standard">
      <style:text-properties officeooo:paragraph-rsid="0012cb45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12cb45"/>
    </style:style>
    <style:style style:name="P6" style:family="paragraph" style:parent-style-name="Standard">
      <style:text-properties style:font-name="Century Gothic" officeooo:rsid="00155072" officeooo:paragraph-rsid="00155072"/>
    </style:style>
    <style:style style:name="P7" style:family="paragraph" style:parent-style-name="Standard">
      <style:text-properties style:font-name="Century Gothic" officeooo:rsid="00155072" officeooo:paragraph-rsid="00155072"/>
    </style:style>
    <style:style style:name="P8" style:family="paragraph" style:parent-style-name="Standard">
      <style:paragraph-properties fo:break-before="page"/>
      <style:text-properties style:font-name="Century Gothic" fo:font-weight="bold" officeooo:rsid="00155072" officeooo:paragraph-rsid="00155072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55072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entury Gothic" officeooo:paragraph-rsid="00155072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entury Gothic" officeooo:rsid="00155072" officeooo:paragraph-rsid="00155072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entury Gothic" fo:font-weight="bold" officeooo:rsid="00155072" officeooo:paragraph-rsid="00155072" style:font-weight-asian="bold" style:font-weight-complex="bold"/>
    </style:style>
    <style:style style:name="P13" style:family="paragraph">
      <style:paragraph-properties fo:text-align="center"/>
      <style:text-properties style:font-name="Century Gothic" fo:font-size="12pt" style:letter-kerning="false" style:font-name-asian="Georgia" style:language-asian="en" style:country-asian="US" style:language-complex="ar" style:country-complex="SA"/>
    </style:style>
    <style:style style:name="P14" style:family="paragraph">
      <loext:graphic-properties draw:fill-color="#ffffff"/>
      <style:paragraph-properties fo:text-align="center" style:writing-mode="lr-tb"/>
      <style:text-properties style:font-name="Century Gothic" fo:font-size="12pt" style:letter-kerning="false" style:font-name-asian="Georgia" style:language-asian="en" style:country-asian="US" style:language-complex="ar" style:country-complex="SA"/>
    </style:style>
    <style:style style:name="P15" style:family="paragraph">
      <style:paragraph-properties fo:text-align="center"/>
      <style:text-properties style:font-name="Century Gothic" fo:font-size="26pt" style:font-size-asian="26pt" style:font-size-complex="26pt"/>
    </style:style>
    <style:style style:name="P16" style:family="paragraph">
      <loext:graphic-properties draw:fill-color="#ffffff"/>
      <style:paragraph-properties fo:text-align="center" style:writing-mode="lr-tb"/>
      <style:text-properties style:font-name="Century Gothic" fo:font-size="26pt" style:font-size-asian="26pt" style:font-size-complex="26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-color="#ffffff"/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style:font-name="Century Gothic"/>
    </style:style>
    <style:style style:name="T2" style:family="text">
      <style:text-properties fo:font-size="12pt" fo:language="es" fo:country="ES" style:letter-kerning="false" style:font-name-asian="Georgia1" style:font-size-asian="12pt" style:language-asian="en" style:country-asian="US" style:font-size-complex="12pt" style:language-complex="ar" style:country-complex="SA"/>
    </style:style>
    <style:style style:name="T3" style:family="text">
      <style:text-properties fo:font-size="12pt" fo:language="es" fo:country="ES" officeooo:rsid="00208d7e" style:letter-kerning="false" style:font-name-asian="Georgia1" style:font-size-asian="12pt" style:language-asian="en" style:country-asian="US" style:font-size-complex="12pt" style:language-complex="ar" style:country-complex="SA"/>
    </style:style>
    <style:style style:name="T4" style:family="text">
      <style:text-properties fo:font-size="12pt" fo:language="es" fo:country="ES" officeooo:rsid="0016ae48" style:letter-kerning="false" style:font-name-asian="Georgia1" style:font-size-asian="12pt" style:language-asian="en" style:country-asian="US" style:font-size-complex="12pt" style:language-complex="ar" style:country-complex="SA"/>
    </style:style>
    <style:style style:name="T5" style:family="text">
      <style:text-properties officeooo:rsid="00155072"/>
    </style:style>
    <style:style style:name="T6" style:family="text">
      <style:text-properties style:font-name="Century Gothic" fo:font-size="12pt" style:letter-kerning="false" style:font-name-asian="Georgia" style:language-asian="en" style:country-asian="US" style:language-complex="ar" style:country-complex="SA"/>
    </style:style>
    <style:style style:name="T7" style:family="text">
      <style:text-properties style:font-name="Century Gothic" fo:font-size="12pt" style:letter-kerning="false"/>
    </style:style>
    <style:style style:name="T8" style:family="text">
      <style:text-properties style:font-name="Century Gothic" fo:font-size="26pt" style:font-size-asian="26pt" style:font-size-complex="26pt"/>
    </style:style>
    <style:style style:name="T9" style:family="text">
      <style:text-properties style:font-name="Century Gothic" fo:font-size="40pt" style:font-size-asian="40pt" style:font-size-complex="40pt"/>
    </style:style>
    <style:style style:name="T10" style:family="text">
      <style:text-properties fo:font-size="40pt" style:font-size-asian="40pt" style:font-size-complex="40pt"/>
    </style:style>
    <style:style style:name="gr1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4.904cm" fo:min-width="11.786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2.425cm" fo:min-width="11.682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99cm" svg:stroke-color="#000000" draw:marker-start-width="0.651cm" draw:marker-end-width="0.651cm" draw:fill-color="#ffffff" draw:textarea-horizontal-align="justify" draw:textarea-vertical-align="middle" draw:auto-grow-height="false" fo:min-height="8.611cm" fo:min-width="8.611cm" fo:padding-top="0.099cm" fo:padding-bottom="0.099cm" fo:padding-left="0.099cm" fo:padding-right="0.09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3" draw:text-style-name="P18" svg:width="8.612cm" svg:height="8.612cm" svg:x="4.05cm" svg:y="1.468cm"><text:p text:style-name="P17"><text:span text:style-name="T9">Tema 3:</text:span></text:p><text:p text:style-name="P17"><text:span text:style-name="T9">CSS</text:span></text:p><text:p text:style-name="P17"><text:span text:style-name="T10"/></text:p><draw:enhanced-geometry svg:viewBox="0 0 21600 21600" draw:type="rectangle" draw:enhanced-path="M 0 0 L 21600 0 21600 21600 0 21600 0 0 Z N"/></draw:custom-shape></text:p>
      <text:p text:style-name="P3"/>
      <text:p text:style-name="P4"/>
      <text:p text:style-name="P5"><draw:custom-shape text:anchor-type="paragraph" draw:z-index="2" draw:name="Forma 3" draw:style-name="gr1" draw:text-style-name="P14" svg:width="11.787cm" svg:height="4.904cm" svg:x="2.215cm" svg:y="3.709cm"><text:p text:style-name="P13"><text:span text:style-name="T6">1.Portada</text:span></text:p><text:p text:style-name="P13"><text:span text:style-name="T7"/></text:p><text:p text:style-name="P13"><text:span text:style-name="T6">2.Indice de contenido</text:span></text:p><text:p text:style-name="P13"><text:span text:style-name="T7"/></text:p><text:p text:style-name="P13"><text:span text:style-name="T6">3.Ejercicios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2" draw:text-style-name="P16" svg:width="11.683cm" svg:height="2.426cm" svg:x="2.224cm" svg:y="0.198cm"><text:p text:style-name="P15"><text:span text:style-name="T8">INDICE</text:span></text:p><draw:enhanced-geometry svg:viewBox="0 0 21600 21600" draw:type="rectangle" draw:enhanced-path="M 0 0 L 21600 0 21600 21600 0 21600 0 0 Z N"/></draw:custom-shape></text:p>
      <text:p text:style-name="P8">Ejercicio 1:</text:p>
      <text:p text:style-name="P6"/>
      <text:p text:style-name="P6">Regla 1 Fluidez de diseño.</text:p>
      <text:p text:style-name="P6"><text:tab/>Utiliza unidades relativas</text:p>
      <text:p text:style-name="P6">Regla 2 Puntos de interrupción.</text:p>
      <text:p text:style-name="P6"><text:tab/>Usar media queries</text:p>
      <text:p text:style-name="P6">Regla 3 Imágenes flexibles y multimedia.</text:p>
      <text:p text:style-name="P10"><text:tab/>Asegúrate de que las imágenes y otros elementos multimedia sean <text:tab/><text:tab/>completamente <text:tab/>receptivos, utilizando reglas CSS co<text:span text:style-name="T5">mo max width 100%.</text:span></text:p>
      <text:p text:style-name="P10"/>
      <text:p text:style-name="P12">Ejercicio 2:</text:p>
      <text:p text:style-name="P11">Lo hace correctamente, es responsivo.</text:p>
      <text:p text:style-name="P11"/>
      <text:p text:style-name="P12">Ejercicio 3:</text:p>
      <text:p text:style-name="P11">Cambie las unidades de medida por unidades relativas como % y añadí la regla max width a las imágenes para que sean completamente responsives.</text:p>
      <text:p text:style-name="P9"/>
      <text:p text:style-name="P9"/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Century Gothic1" svg:font-family="'Century Gothic'" style:font-adornments="Normal" style:font-family-generic="swiss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styles>
    <draw:fill-image draw:name="fondo" xlink:href="Pictures/100000000000067200000898BA6AB10D556F804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unciados" style:family="paragraph" style:parent-style-name="Standard">
      <style:text-properties style:font-name="Century Gothic1" fo:font-family="'Century Gothic'" style:font-style-name="Normal" style:font-family-generic="swiss" style:font-pitch="variable" fo:font-size="14pt" fo:font-weight="bold"/>
    </style:style>
    <style:style style:name="Ejercicios" style:family="paragraph" style:parent-style-name="Standard" style:master-page-name="">
      <style:paragraph-properties style:page-number="auto"/>
      <style:text-properties style:font-name="Century Gothic1" fo:font-family="'Century Gothic'" style:font-style-name="Normal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 number:style="long"/>
      <number:text>/</number:text>
      <number:month number:style="long"/>
      <number:text>/</number:text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cb45" officeooo:paragraph-rsid="0012cb45"/>
    </style:style>
    <style:style style:name="MP2" style:family="paragraph" style:parent-style-name="Footer">
      <style:paragraph-properties fo:text-align="end" style:justify-single-word="false"/>
      <style:text-properties style:font-name="Century Gothic" officeooo:paragraph-rsid="0012cb45"/>
    </style:style>
    <style:style style:name="MT1" style:family="text">
      <style:text-properties style:font-name="Century Gothic"/>
    </style:style>
    <style:style style:name="MT2" style:family="text">
      <style:text-properties fo:font-size="12pt" fo:language="es" fo:country="ES" officeooo:rsid="0016ae48" style:letter-kerning="false" style:font-name-asian="Georgia1" style:font-size-asian="12pt" style:language-asian="en" style:country-asian="US" style:font-size-complex="12pt" style:language-complex="ar" style:country-complex="SA"/>
    </style:style>
    <style:style style:name="MT3" style:family="text">
      <style:text-properties fo:font-size="12pt" fo:language="es" fo:country="ES" style:letter-kerning="false" style:font-name-asian="Georgia1" style:font-size-asian="12pt" style:language-asian="en" style:country-asian="US" style:font-size-complex="12pt" style:language-complex="ar" style:country-complex="SA"/>
    </style:style>
    <style:style style:name="MT4" style:family="text">
      <style:text-properties fo:font-size="12pt" fo:language="es" fo:country="ES" officeooo:rsid="00208d7e" style:letter-kerning="false" style:font-name-asian="Georgia1" style:font-size-asian="12pt" style:language-asian="en" style:country-asian="US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o" draw:fill-image-width="100%" draw:fill-image-height="100%" style:repeat="no-repeat" draw:fill-image-ref-point="center" style:footnote-max-height="0cm" loext:margin-gutter="0cm">
        <style:background-image xlink:href="Pictures/100000000000067200000898BA6AB10D556F804C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fondo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MP1"><text:span text:style-name="MT1">Brian Gómez Martínez <text:tab/><text:tab/>Primer trimestre</text:span><text:tab/><text:tab/></text:p>
      </style:header>
      <style:footer>
        <text:p text:style-name="MP2"><text:span text:style-name="MT2">Diseño</text:span><text:span text:style-name="MT3"> De </text:span><text:span text:style-name="MT4">Interfaces <text:s text:c="26"/><text:tab/><text:tab/></text:span><text:bookmark-start text:name="PageNumWizard_FOOTER_Estilo de página predeterminado1"/><text:page-number text:select-page="current">3</text:page-number><text:bookmark-end text:name="PageNumWizard_FOOTER_Estilo de página predeterminado1"/></text:p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9:11:56.419000000</meta:creation-date>
    <meta:editing-duration>PT20M47S</meta:editing-duration>
    <meta:editing-cycles>4</meta:editing-cycles>
    <meta:generator>LibreOffice/7.6.2.1$Windows_X86_64 LibreOffice_project/56f7684011345957bbf33a7ee678afaf4d2ba333</meta:generator>
    <dc:title>Plantilla</dc:title>
    <dc:date>2023-11-20T19:32:44.505000000</dc:date>
    <meta:print-date>2023-11-20T19:22:35.711000000</meta:print-date>
    <meta:printed-by>Archivos PDF</meta:printed-by>
    <meta:document-statistic meta:table-count="0" meta:image-count="0" meta:object-count="0" meta:page-count="3" meta:paragraph-count="15" meta:word-count="85" meta:character-count="588" meta:non-whitespace-character-count="475"/>
    <meta:template xlink:type="simple" xlink:actuate="onRequest" xlink:title="Plantilla" xlink:href="../../../../../../../../AppData/Roaming/LibreOffice/4/user/template/Plantilla.ott" meta:date="2023-11-20T19:11:56.154000000"/>
  </office:meta>
</office:document-meta>
</file>